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ablePointcutTests.testUnionMethod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sablePointcutTests.testIntersectionMethod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sablePointcutTests.testMatch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ablePointcutTests.testFilterB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osablePointcutTests.matches( Method m , @ Nullable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ablePointcutTests.testEqualsAn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